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a588" officeooo:paragraph-rsid="0008a588"/>
    </style:style>
    <style:style style:name="P2" style:family="paragraph" style:parent-style-name="Standard">
      <style:text-properties officeooo:rsid="000a656f" officeooo:paragraph-rsid="000a6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1 3 4 6 5 7 8 10 9</text:p>
      <text:p text:style-name="P1">1 2 4 3 5 6 7 8 10 9</text:p>
      <text:p text:style-name="P1"/>
      <text:p text:style-name="P2">num1 decide bg-color</text:p>
      <text:p text:style-name="P2">num2 decide location</text:p>
      <text:p text:style-name="P2">num3 decide number of circ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5:31:21.470375523</meta:creation-date>
    <dc:date>2016-11-13T15:48:34.783147938</dc:date>
    <meta:editing-duration>PT2M3S</meta:editing-duration>
    <meta:editing-cycles>1</meta:editing-cycles>
    <meta:document-statistic meta:table-count="0" meta:image-count="0" meta:object-count="0" meta:page-count="1" meta:paragraph-count="5" meta:word-count="31" meta:character-count="109" meta:non-whitespace-character-count="83"/>
    <meta:generator>LibreOffice/4.3.3.2$Linux_X86_64 LibreOffice_project/430m0$Build-2</meta:generator>
  </office:meta>
</office:document-meta>
</file>